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2.646cm"/>
    </style:style>
    <style:style style:name="co6" style:family="table-column">
      <style:table-column-properties fo:break-before="auto" style:column-width="7.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office:value-type="string">
            <text:p>Number</text:p>
          </table:table-cell>
          <table:table-cell office:value-type="string">
            <text:p>Date</text:p>
          </table:table-cell>
          <table:table-cell office:value-type="string">
            <text:p>Account</text:p>
          </table:table-cell>
          <table:table-cell office:value-type="string">
            <text:p>Amount</text:p>
          </table:table-cell>
          <table:table-cell office:value-type="string">
            <text:p>Subcategory</text:p>
          </table:table-cell>
          <table:table-cell office:value-type="string">
            <text:p>Mem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31">
            <text:p>3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3480.82">
            <text:p>3480.82</text:p>
          </table:table-cell>
          <table:table-cell table:style-name="ce2" office:value-type="string">
            <text:p>DIRECTDEP</text:p>
          </table:table-cell>
          <table:table-cell table:style-name="ce2" office:value-type="string">
            <text:p>EPAM SYSTEMS LIMIT <text:s text:c="3"/>SALARY <text:s text:c="12"/>BG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31">
            <text:p>3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35">
            <text:p>-5.3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11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31">
            <text:p>3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78">
            <text:p>-2.7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11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30">
            <text:p>30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6.69">
            <text:p>-16.6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M MORRISON PLC <text:s text:c="6"/>REF 210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30">
            <text:p>30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.08">
            <text:p>-3.0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10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30">
            <text:p>30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33">
            <text:p>-2.3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10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BBP</text:p>
          </table:table-cell>
          <table:table-cell table:style-name="ce2" office:value-type="string">
            <text:p>IMPOROWICZ A <text:s text:c="9"/>ZOO <text:s text:c="15"/>BBP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3">
            <text:p>-4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THE ZOOLOGICAL SOC <text:s text:c="3"/>REF 210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2.05">
            <text:p>-32.0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SHIP (SOHO) <text:s text:c="10"/>REF 207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0.05">
            <text:p>-30.0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ZOO ENTERPRISES <text:s text:c="6"/>REF 210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6.2">
            <text:p>-16.2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TOOTING BEC LIDO <text:s text:c="5"/>REF 209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1.7">
            <text:p>-11.7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M MORRISONS STORE <text:s text:c="3"/>REF 210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9.69">
            <text:p>-9.6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M MORRISON PLC <text:s text:c="6"/>REF 209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6.57">
            <text:p>-6.57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AITROSE 664 <text:s text:c="9"/>REF 207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97">
            <text:p>-5.97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O-OP GROUP FOOD <text:s text:c="5"/>REF 210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8">
            <text:p>-5.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SELFSERVE TICKET <text:s text:c="5"/>REF 209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63">
            <text:p>-5.6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O-OP GROUP FOOD <text:s text:c="5"/>REF 209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06">
            <text:p>-5.06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07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.2">
            <text:p>-4.2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ZOO ENTERPRISES <text:s text:c="6"/>REF 210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4">
            <text:p>-2.4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SAINSBURYS S/MKTS <text:s text:c="4"/>REF 210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9">
            <text:p>2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0.65">
            <text:p>-0.6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GOOGLE *Jason Alle <text:s text:c="3"/>REF 207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6">
            <text:p>2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04">
            <text:p>-204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ASTONS <text:s text:c="15"/>REF 205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6">
            <text:p>2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0">
            <text:p>-40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ASTONS <text:s text:c="15"/>REF 205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6">
            <text:p>2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0">
            <text:p>-30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ASTONS <text:s text:c="15"/>REF 205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6">
            <text:p>2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0.5">
            <text:p>-20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ASTONS <text:s text:c="15"/>REF 206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6">
            <text:p>2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0.5">
            <text:p>-20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ASTONS <text:s text:c="15"/>REF 205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6">
            <text:p>2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8">
            <text:p>-1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ASTONS <text:s text:c="15"/>REF 206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6">
            <text:p>2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8">
            <text:p>-1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ASTONS <text:s text:c="15"/>REF 205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6">
            <text:p>2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0">
            <text:p>-10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ASTONS <text:s text:c="15"/>REF 205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6">
            <text:p>2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.6">
            <text:p>-3.6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AFFE NERO - 552 <text:s text:c="5"/>REF 206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5">
            <text:p>2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5">
            <text:p>2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5">
            <text:p>2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5">
            <text:p>2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5">
            <text:p>2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20">
            <text:p>-120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TESCO <text:s text:c="16"/>TESCO S PL IOD EXP <text:s text:c="3"/>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5">
            <text:p>2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00">
            <text:p>-100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TESCO <text:s text:c="16"/>TESCO S PL IOD EXP <text:s text:c="3"/>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5">
            <text:p>2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6.08">
            <text:p>-16.0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LEDGER BUILDING <text:s text:c="6"/>REF 205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5">
            <text:p>2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0.88">
            <text:p>-10.8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LEDGER BUILDING <text:s text:c="6"/>REF 205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5">
            <text:p>2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7">
            <text:p>-7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05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4">
            <text:p>24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4">
            <text:p>24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0.58">
            <text:p>-20.5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TESCO STORES-2128 <text:s text:c="4"/>REF 204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4">
            <text:p>24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75">
            <text:p>-5.7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04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4">
            <text:p>24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">
            <text:p>-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SAINSBURYS S/MKTS <text:s text:c="4"/>REF 20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4">
            <text:p>24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63">
            <text:p>-1.6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04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4">
            <text:p>24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4">
            <text:p>-44</text:p>
          </table:table-cell>
          <table:table-cell table:style-name="ce2" office:value-type="string">
            <text:p>DIRECTDEBIT</text:p>
          </table:table-cell>
          <table:table-cell table:style-name="ce2" office:value-type="string">
            <text:p>SKY DIGITAL <text:s text:c="10"/>00630150400822 <text:s text:c="4"/>DD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3">
            <text:p>23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59">
            <text:p>-5.5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LEDGER BUILDING <text:s text:c="6"/>REF 20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3">
            <text:p>23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.85">
            <text:p>-4.8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0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3">
            <text:p>23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5">
            <text:p>-2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STARBUCKS <text:s text:c="12"/>REF 20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3">
            <text:p>23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">
            <text:p>-2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MARKS &amp; SPENCER SS <text:s text:c="3"/>REF 20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3">
            <text:p>23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0">
            <text:p>-20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202646 23JUL 10.04 <text:s text:c="3"/>TWO CHURCHILLPL2 <text:s text:c="2"/>ATM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6.5">
            <text:p>16.5</text:p>
          </table:table-cell>
          <table:table-cell table:style-name="ce2" office:value-type="string">
            <text:p>BCC</text:p>
          </table:table-cell>
          <table:table-cell table:style-name="ce2" office:value-type="string">
            <text:p>TICKETOFFICESALE <text:s text:c="5"/>REF 20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0">
            <text:p>-20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NAT WEST BANK <text:s text:c="8"/>BRACKNELL S/C <text:s text:c="8"/>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7.5">
            <text:p>-47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SCHUH LTD <text:s text:c="12"/>REF 202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0.63">
            <text:p>-30.6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TOYS R US <text:s text:c="12"/>REF 202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6.5">
            <text:p>-16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SELFSERVE TICKET <text:s text:c="5"/>REF 20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4.85">
            <text:p>-14.8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TICKETOFFICESALE <text:s text:c="5"/>REF 20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3.76">
            <text:p>-13.76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TESCO STORES 5439 <text:s text:c="4"/>REF 202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3.5">
            <text:p>-13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ORAL REEF <text:s text:c="11"/>REF 203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9.99">
            <text:p>-9.9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BOOTS</text:p>
          </table:table-cell>
          <table:table-cell table:style-name="ce2" office:value-type="string">
            <text:p>EALING <text:s text:c="9"/>REF 202 0000000000 BCC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8.67">
            <text:p>-8.67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LEDGER BUILDING <text:s text:c="6"/>REF 200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8.35">
            <text:p>-8.3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PLOUGH INN <text:s text:c="11"/>REF 203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5">
            <text:p>-5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PETS AT HOME LTD <text:s text:c="5"/>REF 202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.5">
            <text:p>-4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00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.49">
            <text:p>-4.4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O-OP GROUP FOOD <text:s text:c="5"/>REF 202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.95">
            <text:p>-3.9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GRAB-B-BITE <text:s text:c="10"/>REF 203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.06">
            <text:p>-3.06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00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22">
            <text:p>2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53">
            <text:p>-2.5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200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9">
            <text:p>1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55">
            <text:p>-5.5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9">
            <text:p>1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.8">
            <text:p>-4.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OSTCUTTER EALING <text:s text:c="4"/>REF 198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9">
            <text:p>1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.83">
            <text:p>-3.8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M MORRISON PLC <text:s text:c="6"/>REF 19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9">
            <text:p>1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85">
            <text:p>-1.8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O-OP GROUP FOOD <text:s text:c="5"/>REF 19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9">
            <text:p>1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63">
            <text:p>-1.6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8">
            <text:p>1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8">
            <text:p>1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0">
            <text:p>-20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BANK MACHINE <text:s text:c="9"/>SAMI SWOI EALING</text:p>
          </table:table-cell>
          <table:table-cell table:style-name="ce2" office:value-type="string">
            <text:p><text:s text:c="5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8">
            <text:p>1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25">
            <text:p>-5.2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8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8">
            <text:p>1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53">
            <text:p>-2.5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8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8">
            <text:p>1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33">
            <text:p>-1.3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8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7">
            <text:p>17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7">
            <text:p>17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00">
            <text:p>-100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BANK MACHINE <text:s text:c="9"/>COSTCUTTER</text:p>
          </table:table-cell>
          <table:table-cell table:style-name="ce2" office:value-type="string">
            <text:p><text:s/>BOSTON <text:s text:c="3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7">
            <text:p>17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5">
            <text:p>-1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O2 UK PAY &amp; GO <text:s text:c="7"/>REF 196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7">
            <text:p>17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6.76">
            <text:p>-6.76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M MORRISON PLC <text:s text:c="6"/>REF 197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7">
            <text:p>17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9">
            <text:p>-5.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7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7">
            <text:p>17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78">
            <text:p>-2.7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7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7">
            <text:p>17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">
            <text:p>-2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Sainsburys S/mkts <text:s text:c="4"/>REF 197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6">
            <text:p>1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4">
            <text:p>-5.4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LEDGER BUILDING <text:s text:c="6"/>REF 196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6">
            <text:p>1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.85">
            <text:p>-4.8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6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6">
            <text:p>1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63">
            <text:p>-1.6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6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6">
            <text:p>16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33">
            <text:p>-1.3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6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5">
            <text:p>1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5">
            <text:p>1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60.55">
            <text:p>-60.5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ALOUNAK <text:s text:c="14"/>REF 19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5">
            <text:p>1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2.65">
            <text:p>-32.6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VUE BSL LTD <text:s text:c="10"/>REF 195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5">
            <text:p>1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0">
            <text:p>-10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SAINSBURYS S/MKTS <text:s text:c="4"/>REF 196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5">
            <text:p>1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8.75">
            <text:p>-8.7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KENSINGTON FOOD &amp; <text:s text:c="4"/>REF 19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5">
            <text:p>1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6.9">
            <text:p>-6.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ATERFRONT LEISURE <text:s text:c="3"/>REF 196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5">
            <text:p>1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97">
            <text:p>-5.97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M MORRISON PLC <text:s text:c="6"/>REF 195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5">
            <text:p>1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.5">
            <text:p>-4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5">
            <text:p>1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.84">
            <text:p>-3.84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O-OP GROUP FOOD <text:s text:c="5"/>REF 196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5">
            <text:p>1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33">
            <text:p>-2.3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5">
            <text:p>1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33">
            <text:p>-1.3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3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2">
            <text:p>1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2">
            <text:p>1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36.8">
            <text:p>-136.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LUL TICKET MACHINE <text:s text:c="3"/>REF 192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2">
            <text:p>1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35">
            <text:p>-5.3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2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2">
            <text:p>1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">
            <text:p>-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SELFSERVE TICKET <text:s text:c="5"/>REF 192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2">
            <text:p>1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.94">
            <text:p>-3.94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AITROSE 664 <text:s text:c="9"/>REF 192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2">
            <text:p>1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75">
            <text:p>-2.7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O-OP GROUP FOOD <text:s text:c="5"/>REF 192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2">
            <text:p>1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74">
            <text:p>-2.74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2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2">
            <text:p>1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63">
            <text:p>-1.6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2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1">
            <text:p>1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6"/>MOBILE-CHANNEL <text:s text:c="4"/>FT 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1">
            <text:p>1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9.46">
            <text:p>-9.46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M MORRISON PLC <text:s text:c="6"/>REF 191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1">
            <text:p>1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.85">
            <text:p>-4.8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1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1">
            <text:p>1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92">
            <text:p>-1.92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GOOGLE *Nanu <text:s text:c="9"/>REF 190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1">
            <text:p>1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43">
            <text:p>-1.4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1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0">
            <text:p>10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70">
            <text:p>-70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BANK MACHINE <text:s text:c="9"/>COSTCUTTER</text:p>
          </table:table-cell>
          <table:table-cell table:style-name="ce2" office:value-type="string">
            <text:p><text:s/>BOSTON <text:s text:c="3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0">
            <text:p>10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75">
            <text:p>-5.7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0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0">
            <text:p>10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74">
            <text:p>-2.74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0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10">
            <text:p>10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33">
            <text:p>-1.3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90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9">
            <text:p>0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4.98">
            <text:p>-14.9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BOOTS THE CHEMISTS <text:s text:c="3"/>REF 18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9">
            <text:p>0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15">
            <text:p>-5.1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8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9">
            <text:p>09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33">
            <text:p>-1.3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8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0">
            <text:p>-30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BANK MACHINE <text:s text:c="9"/>COSTCUTTER</text:p>
          </table:table-cell>
          <table:table-cell table:style-name="ce2" office:value-type="string">
            <text:p><text:s/>BOSTON <text:s text:c="3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0">
            <text:p>-10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HALIFAX PLC <text:s text:c="10"/>WEST EALING <text:s text:c="10"/>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9">
            <text:p>-3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LEGOLAND(MOTO) <text:s text:c="7"/>REF 18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2.9">
            <text:p>-22.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LEGOLAND (RETAIL) <text:s text:c="4"/>REF 18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7.34">
            <text:p>-17.34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O-OP GROUP FOOD <text:s text:c="5"/>REF 18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0">
            <text:p>-10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O-OP GROUP FOOD <text:s text:c="5"/>REF 18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7.65">
            <text:p>-7.6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BABBLE <text:s text:c="15"/>REF 186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7.5">
            <text:p>-7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LEGOLAND (RETAIL) <text:s text:c="4"/>REF 189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7">
            <text:p>-7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BABBLE <text:s text:c="15"/>REF 186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6.83">
            <text:p>-6.8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BROADWAY INTERNATI <text:s text:c="3"/>REF 188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6.65">
            <text:p>-6.6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BABBLE <text:s text:c="15"/>REF 186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6.65">
            <text:p>-6.6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BABBLE <text:s text:c="15"/>REF 186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6.65">
            <text:p>-6.6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BABBLE <text:s text:c="15"/>REF 186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8">
            <text:p>08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.5">
            <text:p>-4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86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5">
            <text:p>0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74.36">
            <text:p>-274.36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WW.EALING.GOV.UK <text:s text:c="4"/>REF 185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5">
            <text:p>0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1">
            <text:p>-5.1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85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5">
            <text:p>0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.98">
            <text:p>-3.9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M MORRISON PLC <text:s text:c="6"/>REF 185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5">
            <text:p>0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78">
            <text:p>-2.7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85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5">
            <text:p>0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75">
            <text:p>-2.7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STARBUCKS <text:s text:c="12"/>REF 185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5">
            <text:p>05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2.53">
            <text:p>-2.5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85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4">
            <text:p>04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00.5">
            <text:p>200.5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4">
            <text:p>04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00">
            <text:p>-100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BANK MACHINE <text:s text:c="9"/>COSTCUTTER</text:p>
          </table:table-cell>
          <table:table-cell table:style-name="ce2" office:value-type="string">
            <text:p><text:s/>BOSTON <text:s text:c="3"/>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4">
            <text:p>04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9">
            <text:p>-5.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84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4">
            <text:p>04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33">
            <text:p>-1.3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84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3">
            <text:p>03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9.99">
            <text:p>-9.9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BOOTS THE CHEMISTS <text:s text:c="3"/>REF 183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3">
            <text:p>03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15">
            <text:p>-5.1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83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3">
            <text:p>03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.94">
            <text:p>-3.94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WAITROSE 664 <text:s text:c="9"/>REF 183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3">
            <text:p>03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.18">
            <text:p>-3.1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83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3">
            <text:p>03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.33">
            <text:p>-1.3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83 0000000000 BCC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2">
            <text:p>0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63.43">
            <text:p>-63.43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ABN-AMRO <text:s text:c="13"/>NETHERLANDS <text:s text:c="10"/>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2">
            <text:p>0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5.73">
            <text:p>-45.73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ING <text:s text:c="18"/>NETHERLANDS <text:s text:c="10"/>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2">
            <text:p>0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1.59">
            <text:p>-11.5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EINSTEIN EXPLOITAT <text:s text:c="3"/>NETHERLANDS <text:s text:c="10"/>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2">
            <text:p>0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9.69">
            <text:p>-9.69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R'DAM AIRPORT TAX <text:s text:c="4"/>NETHERLANDS <text:s text:c="10"/>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2">
            <text:p>02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.93">
            <text:p>-5.93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O-OP GROUP FOOD <text:s text:c="5"/>REF 182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250">
            <text:p>250</text:p>
          </table:table-cell>
          <table:table-cell table:style-name="ce2" office:value-type="string">
            <text:p>FT </text:p>
          </table:table-cell>
          <table:table-cell table:style-name="ce2" office:value-type="string">
            <text:p>202749 43229580 <text:s text:c="3"/>FT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750">
            <text:p>-1750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C CHAUDHRY <text:s text:c="11"/>RENT JULY <text:s text:c="9"/>BBP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0">
            <text:p>-50</text:p>
          </table:table-cell>
          <table:table-cell table:style-name="ce2" office:value-type="string">
            <text:p>CASH</text:p>
          </table:table-cell>
          <table:table-cell table:style-name="ce2" office:value-type="string">
            <text:p>SAINSBURYS BANK <text:s text:c="6"/>ST JOHNS HILL <text:s text:c="8"/>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95.98">
            <text:p>-95.98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RYANAIR <text:s text:c="4"/>224000 <text:s text:c="3"/>REF 178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54.85">
            <text:p>-54.8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REMBRANDT HOTEL <text:s text:c="6"/>NETHERLANDS <text:s text:c="10"/>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30.96">
            <text:p>-30.96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EETCAFE LA BOTA <text:s text:c="6"/>NETHERLANDS <text:s text:c="10"/>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4.75">
            <text:p>-14.7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THE BEEHIVE <text:s text:c="10"/>REF 179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1.55">
            <text:p>-11.5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THE BEEHIVE <text:s text:c="10"/>REF 179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4.5">
            <text:p>-4.5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SS FOOD@BARCLAYS <text:s text:c="4"/>REF 179 0000000000 BC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7-01">
            <text:p>01/07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-10">
            <text:p>-10</text:p>
          </table:table-cell>
          <table:table-cell table:style-name="ce2" office:value-type="string">
            <text:p>DIRECTDEBIT</text:p>
          </table:table-cell>
          <table:table-cell table:style-name="ce2" office:value-type="string">
            <text:p>BRITISH RED CROSS <text:s text:c="4"/>AS7981248 <text:s text:c="9"/>DD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date" office:date-value="2013-06-28">
            <text:p>28/06/2013</text:p>
          </table:table-cell>
          <table:table-cell table:style-name="ce2" office:value-type="string">
            <text:p>20-27-49 23072851</text:p>
          </table:table-cell>
          <table:table-cell table:style-name="ce2" office:value-type="float" office:value="3770.22">
            <text:p>3770.22</text:p>
          </table:table-cell>
          <table:table-cell table:style-name="ce2" office:value-type="string">
            <text:p>DIRECTDEP</text:p>
          </table:table-cell>
          <table:table-cell table:style-name="ce2" office:value-type="string">
            <text:p>EPAM SYSTEMS LIMIT <text:s text:c="3"/>SALARY <text:s text:c="12"/>BGC</text:p>
          </table:table-cell>
          <table:table-cell table:style-name="Default"/>
          <table:table-cell table:number-columns-repeated="1017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19P1" style:volatile="true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19P2" style:volatile="true">
      <number:text> £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data_28_3_29_" style:display-name="PageStyle_data(3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Peter Konopacki</meta:initial-creator>
    <meta:creation-date>2013-07-11T21:24:50Z</meta:creation-date>
    <dc:date>2013-08-02T19:49:30.36</dc:date>
    <meta:editing-duration>P0D</meta:editing-duration>
    <meta:editing-cycles>1</meta:editing-cycles>
    <meta:document-statistic meta:table-count="3" meta:cell-count="1068" meta:object-count="0"/>
  </office:meta>
</office:document-meta>
</file>